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edição</text:p>
          </table:table-cell>
        </table:table-row>
        <table:table-row table:style-name="ro1">
          <table:table-cell office:value-type="string" calcext:value-type="string">
            <text:p>Aerial Responder</text:p>
          </table:table-cell>
          <table:table-cell office:value-type="float" office:value="2.99" calcext:value-type="float">
            <text:p>2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ether Hub</text:p>
          </table:table-cell>
          <table:table-cell office:value-type="float" office:value="4.49" calcext:value-type="float">
            <text:p>4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Incolor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etherflux Reservoir</text:p>
          </table:table-cell>
          <table:table-cell office:value-type="float" office:value="5.99" calcext:value-type="float">
            <text:p>5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efato</text:p>
          </table:table-cell>
          <table:table-cell office:value-type="string" calcext:value-type="string">
            <text:p>Incolor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etherstorm Roc</text:p>
          </table:table-cell>
          <table:table-cell office:value-type="float" office:value="2.99" calcext:value-type="float">
            <text:p>2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etherworks Marvel</text:p>
          </table:table-cell>
          <table:table-cell office:value-type="float" office:value="23.99" calcext:value-type="float">
            <text:p>23.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efato</text:p>
          </table:table-cell>
          <table:table-cell office:value-type="string" calcext:value-type="string">
            <text:p>Incolor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ngel of Invention</text:p>
          </table:table-cell>
          <table:table-cell office:value-type="float" office:value="19.99" calcext:value-type="float">
            <text:p>19.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nimation Module</text:p>
          </table:table-cell>
          <table:table-cell office:value-type="float" office:value="5.99" calcext:value-type="float">
            <text:p>5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efato</text:p>
          </table:table-cell>
          <table:table-cell office:value-type="string" calcext:value-type="string">
            <text:p>Incolor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rborback Stomper</text:p>
          </table:table-cell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rchitect of the Untamed</text:p>
          </table:table-cell>
          <table:table-cell office:value-type="float" office:value="4.99" calcext:value-type="float">
            <text:p>4.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Armorcraft Judge</text:p>
          </table:table-cell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Kaladesh</text:p>
          </table:table-cell>
        </table:table-row>
        <table:table-row table:style-name="ro1">
          <table:table-cell office:value-type="string" calcext:value-type="string">
            <text:p>Twisted Abomination</text:p>
          </table:table-cell>
          <table:table-cell office:value-type="float" office:value="1.99" calcext:value-type="float">
            <text:p>1.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Preta</text:p>
          </table:table-cell>
          <table:table-cell office:value-type="string" calcext:value-type="string">
            <text:p>Eternal Masters</text:p>
          </table:table-cell>
        </table:table-row>
        <table:table-row table:style-name="ro1">
          <table:table-cell office:value-type="string" calcext:value-type="string">
            <text:p>Serra Angel</text:p>
          </table:table-cell>
          <table:table-cell office:value-type="float" office:value="0.99" calcext:value-type="float">
            <text:p>0.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iatur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Eternal Masters</text:p>
          </table:table-cell>
        </table:table-row>
        <table:table-row table:style-name="ro1">
          <table:table-cell office:value-type="string" calcext:value-type="string">
            <text:p>Sneak Attack</text:p>
          </table:table-cell>
          <table:table-cell office:value-type="float" office:value="149.99" calcext:value-type="float">
            <text:p>149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cantamento</text:p>
          </table:table-cell>
          <table:table-cell office:value-type="string" calcext:value-type="string">
            <text:p>Vermelha</text:p>
          </table:table-cell>
          <table:table-cell office:value-type="string" calcext:value-type="string">
            <text:p>Eternal Mas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A BUENO</meta:initial-creator>
    <meta:creation-date>2016-09-08T21:57:08.697067031</meta:creation-date>
    <dc:date>2016-09-08T22:07:35.635101820</dc:date>
    <dc:creator>RENATA BUENO</dc:creator>
    <meta:editing-duration>PT10M27S</meta:editing-duration>
    <meta:editing-cycles>1</meta:editing-cycles>
    <meta:document-statistic meta:table-count="1" meta:cell-count="84" meta:object-count="0"/>
    <meta:generator>LibreOffice/5.0.3.2$Linux_X86_64 LibreOffice_project/00m0$Build-2</meta:generator>
  </office:meta>
</office:document-meta>
</file>